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orphans="1"/>
      <style:text-properties officeooo:rsid="000d37bf" officeooo:paragraph-rsid="000d37bf"/>
    </style:style>
    <style:style style:name="P2" style:family="paragraph" style:parent-style-name="Heading_20_3">
      <style:paragraph-properties fo:orphans="1"/>
      <style:text-properties officeooo:rsid="000d37bf" officeooo:paragraph-rsid="000d37bf"/>
    </style:style>
    <style:style style:name="P3" style:family="paragraph" style:parent-style-name="Text_20_body">
      <style:text-properties loext:padding="0cm" loext:border="none"/>
    </style:style>
    <style:style style:name="P4" style:family="paragraph" style:parent-style-name="Text_20_body" style:list-style-name="L1">
      <style:paragraph-properties fo:orphans="1"/>
    </style:style>
    <style:style style:name="P5" style:family="paragraph" style:parent-style-name="Text_20_body" style:list-style-name="L2">
      <style:paragraph-properties fo:orphans="1"/>
    </style:style>
    <style:style style:name="P6" style:family="paragraph" style:parent-style-name="Text_20_body" style:list-style-name="L3">
      <style:paragraph-properties fo:orphans="1"/>
    </style:style>
    <style:style style:name="P7" style:family="paragraph" style:parent-style-name="Text_20_body">
      <style:paragraph-properties fo:orphans="1"/>
      <style:text-properties officeooo:rsid="000d37bf" officeooo:paragraph-rsid="000d37bf"/>
    </style:style>
    <style:style style:name="P8" style:family="paragraph" style:parent-style-name="Text_20_body">
      <style:paragraph-properties fo:orphans="0"/>
    </style:style>
    <style:style style:name="P9" style:family="paragraph" style:parent-style-name="Text_20_body">
      <style:text-properties officeooo:paragraph-rsid="000d8a3c"/>
    </style:style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background-color="#000000" loext:char-shading-value="0" loext:padding="0cm" loext:border="none"/>
    </style:style>
    <style:style style:name="T4" style:family="text">
      <style:text-properties officeooo:rsid="000d8a3c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os <text:span text:style-name="Strong_20_Emphasis">arreglos</text:span>, además de ser un tipo de dato, también son un objeto global dentro de JavaScript. Esto significa que todos los arreglos están asociados a una serie de <text:span text:style-name="Strong_20_Emphasis">métodos</text:span>. En esta video clase veremos cuáles son los métodos más utilizados.</text:p>
      <text:p text:style-name="Standard"/>
      <text:h text:style-name="Heading_20_2" text:outline-level="2"><text:span text:style-name="Strong_20_Emphasis"><text:span text:style-name="T1">Recordemos la  información clave de la video clase...</text:span></text:span></text:h>
      <text:h text:style-name="Heading_20_3" text:outline-level="3"><text:span text:style-name="Strong_20_Emphasis"><text:span text:style-name="T1">Métodos de inserción</text:span></text:span></text:h>
      <text:list xml:id="list1516823439" text:style-name="L1">
        <text:list-item>
          <text:p text:style-name="P4"><text:span text:style-name="T1">1<text:tab/>El método </text:span><text:span text:style-name="Strong_20_Emphasis"><text:span text:style-name="T1">push</text:span></text:span><text:span text:style-name="T1">() añade uno o más elementos al final de un arreglo, y devuelve la nueva longitud del array.</text:span></text:p>
        </text:list-item>
        <text:list-item>
          <text:p text:style-name="P4"><text:span text:style-name="T1">2<text:tab/>El método </text:span><text:span text:style-name="Strong_20_Emphasis"><text:span text:style-name="T1">pop</text:span></text:span><text:span text:style-name="T1">()</text:span><text:span text:style-name="Strong_20_Emphasis"><text:span text:style-name="T1"> </text:span></text:span><text:span text:style-name="T1">elimina y devuelve el último elemento de un arreglo.</text:span></text:p>
        </text:list-item>
        <text:list-item>
          <text:p text:style-name="P4"><text:span text:style-name="T1">3<text:tab/>El método </text:span><text:span text:style-name="Strong_20_Emphasis"><text:span text:style-name="T1">unshift</text:span></text:span><text:span text:style-name="T1">() agrega uno o más elementos al inicio de un arreglo, y devuelve la nueva longitud del array.</text:span></text:p>
        </text:list-item>
        <text:list-item>
          <text:p text:style-name="P4"><text:span text:style-name="T1">4<text:tab/>El método </text:span><text:span text:style-name="Strong_20_Emphasis"><text:span text:style-name="T1">shift</text:span></text:span><text:span text:style-name="T1">()</text:span><text:span text:style-name="Strong_20_Emphasis"><text:span text:style-name="T1"> </text:span></text:span><text:span text:style-name="T1">elimina y devuelve el primer elemento de un arreglo.</text:span></text:p>
        </text:list-item>
      </text:list>
      <text:h text:style-name="Heading_20_3" text:outline-level="3"><text:span text:style-name="Strong_20_Emphasis"><text:span text:style-name="T1">Métodos split y join</text:span></text:span></text:h>
      <text:h text:style-name="Heading_20_3" text:outline-level="3"><text:span text:style-name="Strong_20_Emphasis"><text:span text:style-name="T1">Métodos varios</text:span></text:span></text:h>
      <text:list xml:id="list1706872537" text:style-name="L2">
        <text:list-item>
          <text:p text:style-name="P5"><text:span text:style-name="T1">1<text:tab/>El método </text:span><text:span text:style-name="Strong_20_Emphasis"><text:span text:style-name="T1">includes</text:span></text:span><text:span text:style-name="T1">() determina si un arreglo incluye o contiene un elemento específico. Devuelve true o false en cada caso.</text:span></text:p>
        </text:list-item>
        <text:list-item>
          <text:p text:style-name="P5"><text:span text:style-name="T1">2<text:tab/>El método </text:span><text:span text:style-name="Strong_20_Emphasis"><text:span text:style-name="T1">every</text:span></text:span><text:span text:style-name="T1">() determina si todos los elementos en un arreglo satisfacen una misma condición.</text:span></text:p>
        </text:list-item>
        <text:list-item>
          <text:p text:style-name="P5"><text:span text:style-name="T1">3<text:tab/>El método </text:span><text:span text:style-name="Strong_20_Emphasis"><text:span text:style-name="T1">split</text:span></text:span><text:span text:style-name="T1">() convierte un string en un arreglo, donde cada elemento contendrá un sub-string, dependiendo del parámetro divisor que indiquemos.</text:span></text:p>
        </text:list-item>
        <text:list-item>
          <text:p text:style-name="P5"><text:span text:style-name="T1">4<text:tab/>El método </text:span><text:span text:style-name="Strong_20_Emphasis"><text:span text:style-name="T1">join</text:span></text:span><text:span text:style-name="T1">() convierte un arreglo en un string, uniendo todos los elementos de este en una misma cadena.</text:span></text:p>
        </text:list-item>
      </text:list>
      <text:h text:style-name="Heading_20_3" text:outline-level="3"><text:span text:style-name="Strong_20_Emphasis"><text:span text:style-name="T1">Métodos de recorrido</text:span></text:span></text:h>
      <text:list xml:id="list3887851858" text:style-name="L3">
        <text:list-item>
          <text:p text:style-name="P6">1<text:tab/>El método <text:span text:style-name="Strong_20_Emphasis">forEach</text:span>() nos permite recorrer un arreglo, realizando alguna acción en para cada elemento.</text:p>
        </text:list-item>
        <text:list-item>
          <text:p text:style-name="P6">2<text:tab/>El método <text:span text:style-name="T2">map</text:span>() también nos permite recorrer un arreglo y realizar una acción por cada elemento. La diferencia es que este método devuelve un nuevo arreglo los elementos modificados.</text:p>
        </text:list-item>
      </text:list>
      <text:p text:style-name="P7">Bucles en los arrays.</text:p>
      <text:p text:style-name="P7">En la anterior video clase aprendimos algunos de los métodos de arreglos más utilizados. En esta, aprenderemos distintos bucles, el Bucle <text:span text:style-name="Strong_20_Emphasis">For</text:span> y el otro es el Bucle <text:span text:style-name="Strong_20_Emphasis">While</text:span>.</text:p>
      <text:h text:style-name="P1" text:outline-level="2"><text:soft-page-break/><text:span text:style-name="Strong_20_Emphasis"><text:span text:style-name="T4">R</text:span></text:span><text:span text:style-name="Strong_20_Emphasis"><text:span text:style-name="T1">ecordemos la  información clave de la video clase...</text:span></text:span></text:h>
      <text:h text:style-name="Heading_20_3" text:outline-level="3"><text:span text:style-name="Strong_20_Emphasis"><text:span text:style-name="T1">Bucle For</text:span></text:span></text:h>
      <text:p text:style-name="P3">Crea un bucle que consiste en tres expresiones opcionales, encerradas en paréntesis y separadas por puntos y comas, seguidas de una sentencia ejecutada en un bucle.</text:p>
      <text:p text:style-name="Text_20_body"><text:span text:style-name="Strong_20_Emphasis"><text:span text:style-name="T1">Sintaxis</text:span></text:span><text:span text:style-name="T1">: for ([expresion-inicial]; [condicion]; [expresion-final])sentencia </text:span></text:p>
      <text:h text:style-name="P2" text:outline-level="3"><text:span text:style-name="Strong_20_Emphasis"><text:span text:style-name="T1">Bucle While</text:span></text:span></text:h>
      <text:p text:style-name="P3">Crea un bucle que ejecuta una sentencia especificada mientras cierta condición se evalúe como verdadera. Dicha condición es evaluada antes de ejecutar la sentencia.</text:p>
      <text:p text:style-name="P9"><text:span text:style-name="Strong_20_Emphasis"><text:span text:style-name="T1">Sintaxis</text:span></text:span><text:span text:style-name="T1">: while (condicion)</text:span></text:p>
      <text:p text:style-name="P9"><text:span text:style-name="T1">  sentencia </text:span></text:p>
      <text:p text:style-name="P9"><text:span text:style-name="Strong_20_Emphasis"><text:span text:style-name="T1">Bucle infinito</text:span></text:span></text:p>
      <text:p text:style-name="P3">Esto no es un nuevo tipo de bucle, sino algo que se puede producir en los que ya aprendimos. Un bucle infinito se produce cuando un bucle comienza a ejecutarse, pero jamás termina. Esto se debe a que nunca se llega a la condición de quiebre.</text:p>
      <text:p text:style-name="Text_20_body"><text:span text:style-name="Strong_20_Emphasis"><text:span text:style-name="T1">Esto consume muchos recursos de la computadora, por lo que hay que intentar evitarlos.</text:span></text:span><text:span text:style-name="T1"> </text:span></text:p>
      <text:p text:style-name="P8"><text:span text:style-name="Strong_20_Emphasis"><text:span text:style-name="T1">Usa los siguientes códigos para replicar los ejercicios de la video clase:</text:span></text:span></text:p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AR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AR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4T20:06:08.585340685</meta:creation-date>
    <dc:date>2023-03-04T21:16:01.958968356</dc:date>
    <meta:editing-duration>PT39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442" meta:character-count="2632" meta:non-whitespace-character-count="2223"/>
  </office:meta>
</office:document-meta>
</file>